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5-09-16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5-06-16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5-03-1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4-12-10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4-09-2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4-07-02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4-03-21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3-12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3-09-07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3-04-2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3-01-2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2-10-10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2-07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2-03-17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1-12-01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1-07-1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1-04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0-10-1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0-06-25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0-03-25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20-01-10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9-09-0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9-07-10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9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8-09-14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8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8-03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7-12-0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7-09-1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7-05-0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7-02-1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6-09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6-06-15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6-03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5-12-1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5-07-14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5-03-17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4-09-1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4-05-22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4-03-1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3-12-1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3-09-1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3-06-04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3-02-2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2-09-2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2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2-04-23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1-12-09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1-06-22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0-08-2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10-03-1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9-10-29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9-07-29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9-05-1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9-02-2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8-10-14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8-07-30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8-05-2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8-03-0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7-09-2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0275</text:p>
          </table:table-cell>
          <table:table-cell office:value-type="string" calcext:value-type="string">
            <text:p>16S/16E-14ABC</text:p>
          </table:table-cell>
          <table:table-cell office:value-type="string" calcext:value-type="string">
            <text:p>2007-08-1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